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.671cm" fo:min-width="4.70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0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2.598cm" fo:min-width="4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2.592cm" fo:min-width="4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3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373cm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0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P7" style:family="paragraph">
      <loext:graphic-properties draw:fill-color="#99ff66"/>
      <style:paragraph-properties fo:text-align="center"/>
      <style:text-properties style:font-name="Courier 10 Pitch1" fo:font-size="13pt" style:font-size-asian="13pt" style:font-size-complex="13pt"/>
    </style:style>
    <style:style style:name="P8" style:family="paragraph">
      <loext:graphic-properties draw:fill="none" draw:fill-color="#ffffff"/>
      <style:text-properties style:font-name="Courier 10 Pitch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 10 Pitch1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1" fo:font-size="12pt" style:font-size-asian="12pt" style:font-size-complex="12pt"/>
    </style:style>
    <style:style style:name="T4" style:family="text">
      <style:text-properties style:font-name="Courier 10 Pitch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style:font-name="Courier 10 Pitch1" fo:font-size="13pt" style:font-size-asian="13pt" style:font-size-complex="13pt"/>
    </style:style>
    <style:style style:name="T7" style:family="text">
      <style:text-properties style:font-name="Courier 10 Pitch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7cm" svg:height="2.921cm" svg:x="9.89cm" svg:y="7.283cm">
          <text:p text:style-name="P1"><text:span text:style-name="T1">: Ballplayer</text:span></text:p>
          <text:p text:style-name="P1"><text:span text:style-name="T1">name = "Joe Dimaggio"</text:span></text:p>
          <text:p text:style-name="P1"><text:span text:style-name="T1">uni = 5</text:span></text:p>
          <text:p text:style-name="P1"><text:span text:style-name="T1">pos = "OF"</text:span></text:p>
          <text:p text:style-name="P1"><text:span text:style-name="T1">numHits = 0</text:span></text:p>
          <text:p text:style-name="P1"><text:span text:style-name="T1">numAtBats = 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cm" svg:y1="7.862cm" svg:x2="15.097cm" svg:y2="7.85cm">
          <text:p/>
        </draw:line>
        <draw:frame draw:style-name="gr3" draw:text-style-name="P4" draw:layer="layout" svg:width="1.768cm" svg:height="0.806cm" svg:x="6.593cm" svg:y="3.5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921cm" svg:y="3.516cm">
          <draw:text-box>
            <text:p><text:span text:style-name="T2">heap</text:span></text:p>
          </draw:text-box>
        </draw:frame>
        <draw:frame draw:style-name="gr5" draw:text-style-name="P5" draw:layer="layout" svg:width="2.788cm" svg:height="0.742cm" svg:x="3.921cm" svg:y="11.855cm">
          <draw:text-box>
            <text:p><text:span text:style-name="T3">joltinJoe</text:span></text:p>
          </draw:text-box>
        </draw:frame>
        <draw:frame draw:style-name="gr6" draw:text-style-name="P5" xml:id="id2" draw:id="id2" draw:layer="layout" svg:width="3.55cm" svg:height="0.742cm" svg:x="3.092cm" svg:y="10.839cm">
          <draw:text-box>
            <text:p><text:span text:style-name="T3">theSayHeyKid</text:span></text:p>
          </draw:text-box>
        </draw:frame>
        <draw:connector draw:style-name="gr7" draw:text-style-name="P3" draw:layer="layout" draw:type="curve" svg:x1="6.897cm" svg:y1="12.16cm" svg:x2="9.89cm" svg:y2="8.743cm" draw:end-shape="id1" svg:d="M6897 12160c1869 0 373-3417 2993-3417" svg:viewBox="0 0 2994 3418">
          <text:p/>
        </draw:connector>
        <draw:custom-shape draw:style-name="gr8" draw:text-style-name="P2" xml:id="id3" draw:id="id3" draw:layer="layout" svg:width="4.826cm" svg:height="2.848cm" svg:x="15.322cm" svg:y="6.721cm">
          <text:p text:style-name="P1"><text:span text:style-name="T1">: Ballplayer</text:span></text:p>
          <text:p text:style-name="P1"><text:span text:style-name="T1">name = "Willie Mays"</text:span></text:p>
          <text:p text:style-name="P1"><text:span text:style-name="T1">uni = 24</text:span></text:p>
          <text:p text:style-name="P1"><text:span text:style-name="T1">pos = "OF"</text:span></text:p>
          <text:p text:style-name="P1"><text:span text:style-name="T1">numHits = 0</text:span></text:p>
          <text:p text:style-name="P1"><text:span text:style-name="T1">numAtBats = 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38cm" svg:y1="7.272cm" svg:x2="20.148cm" svg:y2="7.272cm">
          <text:p/>
        </draw:line>
        <draw:frame draw:style-name="gr9" draw:text-style-name="P6" draw:layer="layout" svg:width="2.534cm" svg:height="0.924cm" draw:transform="rotate (1.5707963267949) translate (1.684cm 12.313cm)">
          <draw:text-box>
            <text:p><text:span text:style-name="T5">main()</text:span></text:p>
          </draw:text-box>
        </draw:frame>
        <draw:custom-shape draw:style-name="gr10" draw:text-style-name="P2" xml:id="id5" draw:id="id5" draw:layer="layout" svg:width="5.207cm" svg:height="2.842cm" svg:x="13.824cm" svg:y="11.077cm">
          <text:p text:style-name="P1"><text:span text:style-name="T1">: Pitcher</text:span></text:p>
          <text:p text:style-name="P1"><text:span text:style-name="T1">name = "Sandy Koufax"</text:span></text:p>
          <text:p text:style-name="P1"><text:span text:style-name="T1">uni = 32</text:span></text:p>
          <text:p text:style-name="P1"><text:span text:style-name="T1">handedness = "L"</text:span></text:p>
          <text:p text:style-name="P1"><text:span text:style-name="T1">koDominance = .5</text:span></text:p>
          <text:p text:style-name="P1"><text:span text:style-name="T1">numKos = 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7" draw:id="id7" draw:layer="layout" svg:x1="13.824cm" svg:y1="11.573cm" svg:x2="19.031cm" svg:y2="11.567cm">
          <text:p/>
        </draw:line>
        <draw:connector draw:style-name="gr7" draw:text-style-name="P3" draw:layer="layout" draw:type="curve" svg:x1="6.642cm" svg:y1="11.21cm" svg:x2="17.735cm" svg:y2="9.569cm" draw:start-shape="id2" draw:start-glue-point="1" draw:end-shape="id3" draw:end-glue-point="2" svg:d="M6642 11210c7396 0 11093-547 11093-1641" svg:viewBox="0 0 11094 1642">
          <text:p/>
        </draw:connector>
        <draw:frame draw:style-name="gr11" draw:text-style-name="P5" xml:id="id4" draw:id="id4" draw:layer="layout" svg:width="3.804cm" svg:height="0.742cm" svg:x="2.792cm" svg:y="9.939cm">
          <draw:text-box>
            <text:p><text:span text:style-name="T3">bestOfAllTime</text:span></text:p>
          </draw:text-box>
        </draw:frame>
        <draw:connector draw:style-name="gr7" draw:text-style-name="P3" draw:layer="layout" draw:type="curve" draw:line-skew="-0.318cm" svg:x1="6.596cm" svg:y1="10.31cm" svg:x2="13.824cm" svg:y2="12.498cm" draw:start-shape="id4" draw:start-glue-point="1" draw:end-shape="id5" svg:d="M6596 10310c4942 0 1329 2188 7228 2188" svg:viewBox="0 0 7229 2189">
          <text:p/>
        </draw:connector>
        <draw:line draw:style-name="gr2" draw:text-style-name="P3" draw:layer="layout" svg:x1="2.778cm" svg:y1="12.871cm" svg:x2="9.255cm" svg:y2="12.871cm">
          <text:p/>
        </draw:line>
        <draw:line draw:style-name="gr2" draw:text-style-name="P3" draw:layer="layout" svg:x1="2.779cm" svg:y1="9.371cm" svg:x2="9.256cm" svg:y2="9.371cm">
          <text:p/>
        </draw:line>
        <draw:frame draw:style-name="gr12" draw:text-style-name="P6" draw:layer="layout" svg:width="2.873cm" svg:height="0.924cm" draw:transform="rotate (1.5707963267949) translate (1.584cm 8.213cm)">
          <draw:text-box>
            <text:p><text:span text:style-name="T5">.face()</text:span></text:p>
          </draw:text-box>
        </draw:frame>
        <draw:custom-shape draw:style-name="gr13" draw:text-style-name="P7" draw:layer="layout" svg:width="2.032cm" svg:height="0.762cm" svg:x="6.796cm" svg:y="6.142cm">
          <text:p text:style-name="P1"><text:span text:style-name="T6">.3479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88cm" svg:height="0.742cm" svg:x="3.692cm" svg:y="6.139cm">
          <draw:text-box>
            <text:p><text:span text:style-name="T3">koRandNum</text:span></text:p>
          </draw:text-box>
        </draw:frame>
        <draw:frame draw:style-name="gr14" draw:text-style-name="P8" xml:id="id6" draw:id="id6" draw:layer="layout" svg:width="1.518cm" svg:height="0.755cm" svg:x="5.056cm" svg:y="8.239cm">
          <draw:text-box>
            <text:p><text:span text:style-name="T7">this</text:span></text:p>
          </draw:text-box>
        </draw:frame>
        <draw:connector draw:style-name="gr7" draw:text-style-name="P3" draw:layer="layout" draw:type="curve" draw:line-skew="-0.69cm" svg:x1="6.574cm" svg:y1="8.616cm" svg:x2="13.824cm" svg:y2="11.57cm" draw:start-shape="id6" draw:start-glue-point="1" draw:end-shape="id7" draw:end-glue-point="3" svg:d="M6574 8616c4402 0 778 2954 7250 2954" svg:viewBox="0 0 7251 2955">
          <text:p/>
        </draw:connector>
        <draw:custom-shape draw:style-name="gr13" draw:text-style-name="P7" draw:layer="layout" svg:width="2.032cm" svg:height="0.762cm" svg:x="6.797cm" svg:y="5.043cm">
          <text:p text:style-name="P1"><text:span text:style-name="T6">.78642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804cm" svg:height="0.742cm" svg:x="2.693cm" svg:y="5.04cm">
          <draw:text-box>
            <text:p><text:span text:style-name="T3">batterRandNum</text:span></text:p>
          </draw:text-box>
        </draw:frame>
        <draw:frame draw:style-name="gr15" draw:text-style-name="P5" xml:id="id8" draw:id="id8" draw:layer="layout" svg:width="2.026cm" svg:height="0.742cm" svg:x="4.492cm" svg:y="7.257cm">
          <draw:text-box>
            <text:p><text:span text:style-name="T3">batter</text:span></text:p>
          </draw:text-box>
        </draw:frame>
        <draw:connector draw:style-name="gr7" draw:text-style-name="P3" draw:layer="layout" draw:type="curve" draw:line-skew="-1.913cm -0.841cm" svg:x1="6.518cm" svg:y1="7.628cm" svg:x2="17.735cm" svg:y2="6.721cm" draw:start-shape="id8" draw:start-glue-point="1" draw:end-shape="id3" draw:end-glue-point="0" svg:d="M6518 7628c3733 0 3111-1125 4982-1855s6235-1065 6235 948" svg:viewBox="0 0 11218 24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3T10:20:57.482384391</dc:date>
    <meta:editing-duration>PT1H10M35S</meta:editing-duration>
    <meta:editing-cycles>21</meta:editing-cycles>
    <meta:document-statistic meta:object-count="26"/>
  </office:meta>
</office:document-meta>
</file>